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4" style:family="paragraph" style:parent-style-name="Heading_20_3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P4" text:outline-level="3">C</text:h>
      <text:h text:style-name="Heading_20_5" text:outline-level="5">缩进</text:h>
      <text:p text:style-name="Text_20_body"><text:tab/>缩进应为一个制表符，不能用空格代替。并且我们建议文本编辑器的制表符显示设定为8个字符的宽度；</text:p>
      <text:p text:style-name="Text_20_body"><text:tab/>用于goto语句的标号不缩进。</text:p>
      <text:p text:style-name="Text_20_body"><text:tab/>if、switch、for、while语句中的条件表达式需要换行时，新的一行应与前一行保持相同的缩进。</text:p>
      <text:p text:style-name="Text_20_body"/>
      <text:h text:style-name="Heading_20_5" text:outline-level="5">空格</text:h>
      <text:p text:style-name="Text_20_body"><text:tab/>在双目运算符的两侧应各有一个空格，例如：a = b * 22；</text:p>
      <text:p text:style-name="Text_20_body"><text:tab/>在单目运算符和操作数之间没有空格，例如：i++；</text:p>
      <text:p text:style-name="Text_20_body"><text:tab/>在一行中间的逗号和分号的后面有空格，例如：int a = 1, b = 0; a += b;；</text:p>
      <text:p text:style-name="Text_20_body"><text:tab/>不在行首<text:note text:id="ftn0" text:note-class="footnote"><text:note-citation>1</text:note-citation><text:note-body><text:p text:style-name="Footnote">忽略缩进所用的制表符，下同</text:p></text:note-body></text:note>的左花括号的左侧应有一个空格；</text:p>
      <text:p text:style-name="Text_20_body"><text:tab/>不立即换行的右花括号的右侧应有一个空格；</text:p>
      <text:p text:style-name="Text_20_body"/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punctuation-wrap="simpl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1T00:14:05</dc:date>
    <meta:editing-duration>PT1H4M54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15" meta:word-count="120" meta:character-count="331" meta:non-whitespace-character-count="406"/>
  </office:meta>
</office:document-meta>
</file>